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E000002B160798A84929AA0B3.png" manifest:media-type="image/png"/>
  <manifest:file-entry manifest:full-path="Pictures/10000000000000D4000001214D70A239F512EA0B.png" manifest:media-type="image/png"/>
  <manifest:file-entry manifest:full-path="Pictures/1000000000000123000001FBE0A563A0A27DB077.png" manifest:media-type="image/png"/>
  <manifest:file-entry manifest:full-path="Pictures/10000000000000A4000000ED5B5420ED6383339B.png" manifest:media-type="image/png"/>
  <manifest:file-entry manifest:full-path="Pictures/10000000000000B4000000EFA50A69DA0361660A.png" manifest:media-type="image/png"/>
  <manifest:file-entry manifest:full-path="Pictures/1000000000000185000002187C029B45A0AEAC72.png" manifest:media-type="image/png"/>
  <manifest:file-entry manifest:full-path="Pictures/10000000000001400000018DA040BEA9AA2D2D1A.png" manifest:media-type="image/png"/>
  <manifest:file-entry manifest:full-path="Pictures/100000000000014A000001838833CD892D62A8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3c9" officeooo:paragraph-rsid="001a43c9"/>
    </style:style>
    <style:style style:name="P2" style:family="paragraph" style:parent-style-name="Standard">
      <style:text-properties officeooo:rsid="001a43c9" officeooo:paragraph-rsid="001a43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www.youtube.com/watch?v=1hFJmOmseLE</text:p>
      <text:p text:style-name="P1"/>
      <text:p text:style-name="P1"/>
      <text:p text:style-name="P1"><draw:frame draw:style-name="fr1" draw:name="Image1" text:anchor-type="char" svg:x="-0.503cm" svg:y="-0.45cm" svg:width="8.731cm" svg:height="10.239cm" draw:z-index="0"><draw:image xlink:href="Pictures/100000000000014A000001838833CD892D62A8C2.png" xlink:type="simple" xlink:show="embed" xlink:actuate="onLoad" loext:mime-type="image/png"/></draw:frame><draw:frame draw:style-name="fr1" draw:name="Image2" text:anchor-type="char" svg:x="9.252cm" svg:y="-0.596cm" svg:width="8.467cm" svg:height="10.504cm" draw:z-index="1"><draw:image xlink:href="Pictures/10000000000001400000018DA040BEA9AA2D2D1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945cm" svg:y="0.467cm" svg:width="10.292cm" svg:height="14.182cm" draw:z-index="2"><draw:image xlink:href="Pictures/1000000000000185000002187C029B45A0AEAC72.png" xlink:type="simple" xlink:show="embed" xlink:actuate="onLoad" loext:mime-type="image/png"/></draw:frame></text:p>
      <text:p text:style-name="P1"><draw:frame draw:style-name="fr1" draw:name="Image4" text:anchor-type="char" svg:x="10.575cm" svg:y="0.028cm" svg:width="4.763cm" svg:height="6.324cm" draw:z-index="3"><draw:image xlink:href="Pictures/10000000000000B4000000EFA50A69DA0361660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5" text:anchor-type="char" svg:x="0.769cm" svg:y="0.464cm" svg:width="5.279cm" svg:height="7.631cm" draw:z-index="4"><draw:image xlink:href="Pictures/10000000000000A4000000ED5B5420ED6383339B.png" xlink:type="simple" xlink:show="embed" xlink:actuate="onLoad" loext:mime-type="image/png"/></draw:frame><draw:frame draw:style-name="fr1" draw:name="Image6" text:anchor-type="char" svg:x="7.962cm" svg:y="0.379cm" svg:width="5.609cm" svg:height="7.646cm" draw:z-index="5"><draw:image xlink:href="Pictures/10000000000000D4000001214D70A239F512EA0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0.713cm" svg:y="0.914cm" svg:width="7.699cm" svg:height="13.414cm" draw:z-index="6"><draw:image xlink:href="Pictures/1000000000000123000001FBE0A563A0A27DB077.png" xlink:type="simple" xlink:show="embed" xlink:actuate="onLoad" loext:mime-type="image/png"/></draw:frame><draw:frame draw:style-name="fr1" draw:name="Image8" text:anchor-type="char" svg:x="9.151cm" svg:y="0.963cm" svg:width="9.387cm" svg:height="13.092cm" draw:z-index="7"><draw:image xlink:href="Pictures/10000000000001EE000002B160798A84929AA0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7:35:36.376684075</meta:creation-date>
    <dc:date>2020-09-08T18:24:30.224853853</dc:date>
    <meta:editing-duration>PT7M2S</meta:editing-duration>
    <meta:editing-cycles>3</meta:editing-cycles>
    <meta:generator>LibreOffice/6.4.6.2$Linux_X86_64 LibreOffice_project/40$Build-2</meta:generator>
    <meta:document-statistic meta:table-count="0" meta:image-count="8" meta:object-count="0" meta:page-count="2" meta:paragraph-count="1" meta:word-count="1" meta:character-count="43" meta:non-whitespace-character-count="43"/>
  </office:meta>
</office:document-meta>
</file>